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users_new GET <text:s text:c="3"/>/users/new(.:format) <text:s text:c="10"/>users#new</text:p>
      <text:p text:style-name="Standard"><text:s text:c="2"/>mybooks_list GET <text:s text:c="3"/>/mybooks/list(.:format) <text:s text:c="7"/>mybooks#list</text:p>
      <text:p text:style-name="Standard"><text:s text:c="7"/>mybooks GET <text:s text:c="3"/>/mybooks(.:format) <text:s text:c="12"/>mybooks#index</text:p>
      <text:p text:style-name="Standard"><text:s text:c="15"/>POST <text:s text:c="2"/>/mybooks(.:format) <text:s text:c="12"/>mybooks#create</text:p>
      <text:p text:style-name="Standard"><text:s text:c="4"/>new_mybook GET <text:s text:c="3"/>/mybooks/new(.:format) <text:s text:c="8"/>mybooks#new</text:p>
      <text:p text:style-name="Standard"><text:s text:c="3"/>edit_mybook GET <text:s text:c="3"/>/mybooks/:id/edit(.:format) <text:s text:c="3"/>mybooks#edit</text:p>
      <text:p text:style-name="Standard"><text:s text:c="8"/>mybook GET <text:s text:c="3"/>/mybooks/:id(.:format) <text:s text:c="8"/>mybooks#show</text:p>
      <text:p text:style-name="Standard"><text:s text:c="15"/>PUT <text:s text:c="3"/>/mybooks/:id(.:format) <text:s text:c="8"/>mybooks#update</text:p>
      <text:p text:style-name="Standard"><text:s text:c="15"/>DELETE /mybooks/:id(.:format) <text:s text:c="8"/>mybooks#destroy</text:p>
      <text:p text:style-name="Standard"><text:s text:c="4"/>mysubjects GET <text:s text:c="3"/>/mysubjects(.:format) <text:s text:c="9"/>mysubjects#index</text:p>
      <text:p text:style-name="Standard"><text:s text:c="15"/>POST <text:s text:c="2"/>/mysubjects(.:format) <text:s text:c="9"/>mysubjects#create</text:p>
      <text:p text:style-name="Standard"><text:s/>new_mysubject GET <text:s text:c="3"/>/mysubjects/new(.:format) <text:s text:c="5"/>mysubjects#new</text:p>
      <text:p text:style-name="Standard">edit_mysubject GET <text:s text:c="3"/>/mysubjects/:id/edit(.:format) mysubjects#edit</text:p>
      <text:p text:style-name="Standard"><text:s text:c="5"/>mysubject GET <text:s text:c="3"/>/mysubjects/:id(.:format) <text:s text:c="5"/>mysubjects#show</text:p>
      <text:p text:style-name="Standard"><text:s text:c="15"/>PUT <text:s text:c="3"/>/mysubjects/:id(.:format) <text:s text:c="5"/>mysubjects#update</text:p>
      <text:p text:style-name="Standard"><text:s text:c="15"/>DELETE /mysubjects/:id(.:format) <text:s text:c="5"/>mysubjects#destroy</text:p>
      <text:p text:style-name="Standard"><text:s text:c="9"/>users GET <text:s text:c="3"/>/users(.:format) <text:s text:c="14"/>users#index</text:p>
      <text:p text:style-name="Standard"><text:s text:c="15"/>POST <text:s text:c="2"/>/users(.:format) <text:s text:c="14"/>users#create</text:p>
      <text:p text:style-name="Standard"><text:s text:c="6"/>new_user GET <text:s text:c="3"/>/users/new(.:format) <text:s text:c="10"/>users#new</text:p>
      <text:p text:style-name="Standard"><text:s text:c="5"/>edit_user GET <text:s text:c="3"/>/users/:id/edit(.:format) <text:s text:c="5"/>users#edit</text:p>
      <text:p text:style-name="Standard"><text:s text:c="10"/>user GET <text:s text:c="3"/>/users/:id(.:format) <text:s text:c="10"/>users#show</text:p>
      <text:p text:style-name="Standard"><text:s text:c="15"/>PUT <text:s text:c="3"/>/users/:id(.:format) <text:s text:c="10"/>users#update</text:p>
      <text:p text:style-name="Standard"><text:s text:c="15"/>DELETE /users/:id(.:format) <text:s text:c="10"/>users#destroy</text:p>
      <text:p text:style-name="Standard"><text:s text:c="6"/>sessions POST <text:s text:c="2"/>/sessions(.:format) <text:s text:c="11"/>sessions#create</text:p>
      <text:p text:style-name="Standard"><text:s text:c="3"/>new_session GET <text:s text:c="3"/>/sessions/new(.:format) <text:s text:c="7"/>sessions#new</text:p>
      <text:p text:style-name="Standard"><text:s text:c="7"/>session DELETE /sessions/:id(.:format) <text:s text:c="7"/>sessions#destroy</text:p>
      <text:p text:style-name="Standard"><text:s text:c="8"/>signup <text:s text:c="7"/>/signup(.:format) <text:s text:c="13"/>users#new</text:p>
      <text:p text:style-name="Standard"><text:s text:c="8"/>signin <text:s text:c="7"/>/signin(.:format) <text:s text:c="13"/>sessions#new</text:p>
      <text:p text:style-name="Standard"><text:s text:c="7"/>signout DELETE /signout(.:format) <text:s text:c="12"/>sessions#destroy</text:p>
      <text:p text:style-name="Standard"><text:s text:c="10"/>root <text:s text:c="7"/>/ <text:s text:c="29"/>mybooks#list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oja </meta:initial-creator>
    <meta:creation-date>2013-08-06T14:53:01</meta:creation-date>
    <dc:date>2013-08-06T14:53:23</dc:date>
    <dc:creator>Pooja </dc:creator>
    <meta:editing-duration>P0D</meta:editing-duration>
    <meta:editing-cycles>1</meta:editing-cycles>
    <meta:document-statistic meta:table-count="0" meta:image-count="0" meta:object-count="0" meta:page-count="1" meta:paragraph-count="30" meta:word-count="108" meta:character-count="2009" meta:non-whitespace-character-count="1290"/>
    <meta:generator>LibreOffice/3.5$Linux_x86 LibreOffice_project/350m1$Build-2</meta:generator>
  </office:meta>
</office:document-meta>
</file>